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1075">
            <text:p>0,1075</text:p>
          </table:table-cell>
          <table:table-cell office:value-type="float" office:value="0.5875">
            <text:p>0,5875</text:p>
          </table:table-cell>
          <table:table-cell table:number-columns-repeated="8"/>
        </table:table-row>
        <table:table-row table:style-name="ro1">
          <table:table-cell office:value-type="string">
            <text:p>Gemini 1.5</text:p>
          </table:table-cell>
          <table:table-cell office:value-type="float" office:value="0.1">
            <text:p>0,1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09">
            <text:p>0,09</text:p>
          </table:table-cell>
          <table:table-cell office:value-type="float" office:value="0.625">
            <text:p>0,625</text:p>
          </table:table-cell>
          <table:table-cell table:number-columns-repeated="7"/>
          <table:table-cell>
            <draw:frame table:end-cell-address="'Modelle Übersicht'.V31" table:end-x="2.02cm" table:end-y="0.369cm" draw:z-index="0" draw:style-name="gr1" draw:text-style-name="P1" svg:width="26.85cm" svg:height="12.549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5:'Modelle Übersicht'.A5 'Modelle Übersicht'.B5:'Modelle Übersicht'.C5 'Modelle Übersicht'.A6:'Modelle Übersicht'.A6 'Modelle Übersicht'.B6:'Modelle Übersicht'.C6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09">
            <text:p>0,09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075">
            <text:p>0,075</text:p>
          </table:table-cell>
          <table:table-cell office:value-type="float" office:value="0.625">
            <text:p>0,62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055">
            <text:p>0,05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115">
            <text:p>0,115</text:p>
          </table:table-cell>
          <table:table-cell office:value-type="float" office:value="0.7">
            <text:p>0,7</text:p>
          </table:table-cell>
          <table:table-cell table:number-columns-repeated="8"/>
        </table:table-row>
        <table:table-row table:style-name="ro2">
          <table:table-cell office:value-type="string">
            <text:p>Mistral Small</text:p>
          </table:table-cell>
          <table:table-cell office:value-type="float" office:value="0.0425">
            <text:p>0,0425</text:p>
          </table:table-cell>
          <table:table-cell office:value-type="float" office:value="0.3875">
            <text:p>0,3875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0375">
            <text:p>0,0375</text:p>
          </table:table-cell>
          <table:table-cell office:value-type="float" office:value="0.2875">
            <text:p>0,2875</text:p>
          </table:table-cell>
          <table:table-cell table:number-columns-repeated="8"/>
        </table:table-row>
        <table:table-row table:style-name="ro2">
          <table:table-cell office:value-type="string">
            <text:p>Codellama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precision@1</text:p>
          </table:table-cell>
          <table:table-cell table:style-name="ce1" office:value-type="string">
            <text:p>precision@5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375">
            <text:p>0,5375</text:p>
          </table:table-cell>
          <table:table-cell office:value-type="float" office:value="0.5875">
            <text:p>0,5875</text:p>
          </table:table-cell>
          <table:table-cell table:number-columns-repeated="8"/>
        </table:table-row>
        <table:table-row table:style-name="ro2">
          <table:table-cell office:value-type="string">
            <text:p>Gemini 1.5</text:p>
          </table:table-cell>
          <table:table-cell office:value-type="float" office:value="0.5">
            <text:p>0,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5">
            <text:p>0,45</text:p>
          </table:table-cell>
          <table:table-cell office:value-type="float" office:value="0.625">
            <text:p>0,625</text:p>
          </table:table-cell>
          <table:table-cell table:number-columns-repeated="8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5">
            <text:p>0,4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375">
            <text:p>0,375</text:p>
          </table:table-cell>
          <table:table-cell office:value-type="float" office:value="0.625">
            <text:p>0,62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75">
            <text:p>0,27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575">
            <text:p>0,575</text:p>
          </table:table-cell>
          <table:table-cell office:value-type="float" office:value="0.7">
            <text:p>0,7</text:p>
          </table:table-cell>
          <table:table-cell table:number-columns-repeated="8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152">
            <text:p>0,2152</text:p>
          </table:table-cell>
          <table:table-cell office:value-type="float" office:value="0.3875">
            <text:p>0,3875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875">
            <text:p>0,1875</text:p>
          </table:table-cell>
          <table:table-cell office:value-type="float" office:value="0.2875">
            <text:p>0,2875</text:p>
          </table:table-cell>
          <table:table-cell table:number-columns-repeated="8"/>
        </table:table-row>
        <table:table-row table:style-name="ro2">
          <table:table-cell office:value-type="string">
            <text:p>Codellama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 table:number-columns-repeated="9"/>
          <table:table-cell>
            <draw:frame table:end-cell-address="'Modelle Übersicht'.V71" table:end-x="2.006cm" table:end-y="0.356cm" draw:z-index="1" draw:style-name="gr1" draw:text-style-name="P1" svg:width="26.898cm" svg:height="12.114cm" svg:x="2.205cm" svg:y="0.436cm">
              <draw:object draw:notify-on-update-of-ranges="'Modelle Übersicht'.B15:'Modelle Übersicht'.C15 'Modelle Übersicht'.A16:'Modelle Übersicht'.A16 'Modelle Übersicht'.B16:'Modelle Übersicht'.C16 'Modelle Übersicht'.A17:'Modelle Übersicht'.A17 'Modelle Übersicht'.B17:'Modelle Übersicht'.C17 'Modelle Übersicht'.A18:'Modelle Übersicht'.A18 'Modelle Übersicht'.B18:'Modelle Übersicht'.C18 'Modelle Übersicht'.A19:'Modelle Übersicht'.A19 'Modelle Übersicht'.B19:'Modelle Übersicht'.C19 'Modelle Übersicht'.A20:'Modelle Übersicht'.A20 'Modelle Übersicht'.B20:'Modelle Übersicht'.C20 'Modelle Übersicht'.A21:'Modelle Übersicht'.A21 'Modelle Übersicht'.B21:'Modelle Übersicht'.C21 'Modelle Übersicht'.A22:'Modelle Übersicht'.A22 'Modelle Übersicht'.B22:'Modelle Übersicht'.C22 'Modelle Übersicht'.A23:'Modelle Übersicht'.A23 'Modelle Übersicht'.B23:'Modelle Übersicht'.C23 'Modelle Übersicht'.A24:'Modelle Übersicht'.A24 'Modelle Übersicht'.B24:'Modelle Übersicht'.C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3">
            <text:p>0,3</text:p>
          </table:table-cell>
          <table:table-cell office:value-type="float" office:value="0.34375">
            <text:p>0,34375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50625">
            <text:p>0,50625</text:p>
          </table:table-cell>
          <table:table-cell office:value-type="float" office:value="0.505">
            <text:p>0,50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5725">
            <text:p>0,5725</text:p>
          </table:table-cell>
          <table:table-cell office:value-type="float" office:value="0.565">
            <text:p>0,565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6125">
            <text:p>0,6125</text:p>
          </table:table-cell>
          <table:table-cell office:value-type="float" office:value="0.5875">
            <text:p>0,587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055">
            <text:p>0,055</text:p>
          </table:table-cell>
          <table:table-cell office:value-type="float" office:value="0.0425">
            <text:p>0,042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18625">
            <text:p>0,18625</text:p>
          </table:table-cell>
          <table:table-cell office:value-type="float" office:value="0.165">
            <text:p>0,165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36625">
            <text:p>0,36625</text:p>
          </table:table-cell>
          <table:table-cell office:value-type="float" office:value="0.28625">
            <text:p>0,286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4775">
            <text:p>0,4775</text:p>
          </table:table-cell>
          <table:table-cell office:value-type="float" office:value="0.3725">
            <text:p>0,3725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375">
            <text:p>0,4375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115">
            <text:p>0,115</text:p>
          </table:table-cell>
          <table:table-cell office:value-type="float" office:value="0.125">
            <text:p>0,12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40375">
            <text:p>0,40375</text:p>
          </table:table-cell>
          <table:table-cell office:value-type="float" office:value="0.44125">
            <text:p>0,44125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605">
            <text:p>0,605</text:p>
          </table:table-cell>
          <table:table-cell office:value-type="float" office:value="0.655">
            <text:p>0,65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6625">
            <text:p>0,6625</text:p>
          </table:table-cell>
          <table:table-cell office:value-type="float" office:value="0.7">
            <text:p>0,7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">
            <text:p>0,7</text:p>
          </table:table-cell>
          <table:table-cell table:number-columns-repeated="8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'Modelle Übersicht'.A15:'Modelle Übersicht'.D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4">24.01.2025</text:date>, <text:time>16:5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1-24T16:54:37.21</dc:date>
    <dc:creator>W. Pahl</dc:creator>
    <meta:editing-duration>P1DT23H29M25S</meta:editing-duration>
    <meta:editing-cycles>45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1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51cm" svg:height="12.55cm" xlink:href=".." xlink:type="simple" chart:class="chart:bar" chart:style-name="ch1">
        <chart:legend chart:legend-position="end" svg:x="22.577cm" svg:y="3.867cm" style:legend-expansion="high" chart:style-name="ch2"/>
        <chart:plot-area chart:style-name="ch3" table:cell-range-address="'Modelle Übersicht'.A1:'Modelle Übersicht'.C10" chart:data-source-has-labels="both" svg:x="0.987cm" svg:y="1.139cm" svg:width="20.516cm" svg:height="10.74cm">
          <chartooo:coordinate-region svg:x="1.714cm" svg:y="1.351cm" svg:width="19.789cm" svg:height="9.855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1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1075">
                <text:p>0.1075</text:p>
                <draw:g>
                  <svg:desc>'Modelle Übersicht'.B2:'Modelle Übersicht'.C2</svg:desc>
                </draw:g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3:'Modelle Übersicht'.A3</svg:desc>
                </draw:g>
              </table:table-cell>
              <table:table-cell office:value-type="float" office:value="0.1">
                <text:p>0.1</text:p>
                <draw:g>
                  <svg:desc>'Modelle Übersicht'.B3:'Modelle Übersicht'.C3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4:'Modelle Übersicht'.A4</svg:desc>
                </draw:g>
              </table:table-cell>
              <table:table-cell office:value-type="float" office:value="0.09">
                <text:p>0.09</text:p>
                <draw:g>
                  <svg:desc>'Modelle Übersicht'.B4:'Modelle Übersicht'.C4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09">
                <text:p>0.09</text:p>
                <draw:g>
                  <svg:desc>'Modelle Übersicht'.B5:'Modelle Übersicht'.C5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6:'Modelle Übersicht'.A6</svg:desc>
                </draw:g>
              </table:table-cell>
              <table:table-cell office:value-type="float" office:value="0.075">
                <text:p>0.075</text:p>
                <draw:g>
                  <svg:desc>'Modelle Übersicht'.B6:'Modelle Übersicht'.C6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7:'Modelle Übersicht'.A7</svg:desc>
                </draw:g>
              </table:table-cell>
              <table:table-cell office:value-type="float" office:value="0.055">
                <text:p>0.055</text:p>
                <draw:g>
                  <svg:desc>'Modelle Übersicht'.B7:'Modelle Übersicht'.C7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8:'Modelle Übersicht'.A8</svg:desc>
                </draw:g>
              </table:table-cell>
              <table:table-cell office:value-type="float" office:value="0.115">
                <text:p>0.115</text:p>
                <draw:g>
                  <svg:desc>'Modelle Übersicht'.B8:'Modelle Übersicht'.C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9:'Modelle Übersicht'.A9</svg:desc>
                </draw:g>
              </table:table-cell>
              <table:table-cell office:value-type="float" office:value="0.0425">
                <text:p>0.0425</text:p>
                <draw:g>
                  <svg:desc>'Modelle Übersicht'.B9:'Modelle Übersicht'.C9</svg:desc>
                </draw:g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0:'Modelle Übersicht'.A10</svg:desc>
                </draw:g>
              </table:table-cell>
              <table:table-cell office:value-type="float" office:value="0.0375">
                <text:p>0.0375</text:p>
                <draw:g>
                  <svg:desc>'Modelle Übersicht'.B10:'Modelle Übersicht'.C10</svg:desc>
                </draw:g>
              </table:table-cell>
              <table:table-cell office:value-type="float" office:value="0.2875">
                <text:p>0.2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99cm" svg:height="12.115cm" xlink:href=".." xlink:type="simple" chart:class="chart:bar" chart:style-name="ch1">
        <chart:legend chart:legend-position="end" svg:x="22.625cm" svg:y="3.649cm" style:legend-expansion="high" chart:style-name="ch2"/>
        <chart:plot-area chart:style-name="ch3" table:cell-range-address="'Modelle Übersicht'.A15:'Modelle Übersicht'.C24" chart:data-source-has-labels="both" svg:x="0.987cm" svg:y="1.103cm" svg:width="20.564cm" svg:height="10.35cm">
          <chartooo:coordinate-region svg:x="1.714cm" svg:y="1.315cm" svg:width="19.837cm" svg:height="9.465cm"/>
          <chart:axis chart:dimension="x" chart:name="primary-x" chart:style-name="ch4" chartooo:axis-type="auto">
            <chartooo:date-scale/>
            <chart:categories table:cell-range-address="'Modelle Übersicht'.B15:'Modelle Übersicht'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16:'Modelle Übersicht'.C16" chart:label-cell-address="'Modelle Übersicht'.A16:'Modelle Übersicht'.A16" chart:class="chart:bar">
            <chart:data-point chart:repeated="2"/>
          </chart:series>
          <chart:series chart:style-name="ch8" chart:values-cell-range-address="'Modelle Übersicht'.B17:'Modelle Übersicht'.C17" chart:label-cell-address="'Modelle Übersicht'.A17:'Modelle Übersicht'.A17" chart:class="chart:bar">
            <chart:data-point chart:repeated="2"/>
          </chart:series>
          <chart:series chart:style-name="ch9" chart:values-cell-range-address="'Modelle Übersicht'.B18:'Modelle Übersicht'.C18" chart:label-cell-address="'Modelle Übersicht'.A18:'Modelle Übersicht'.A18" chart:class="chart:bar">
            <chart:data-point chart:repeated="2"/>
          </chart:series>
          <chart:series chart:style-name="ch10" chart:values-cell-range-address="'Modelle Übersicht'.B19:'Modelle Übersicht'.C19" chart:label-cell-address="'Modelle Übersicht'.A19:'Modelle Übersicht'.A19" chart:class="chart:bar">
            <chart:data-point chart:repeated="2"/>
          </chart:series>
          <chart:series chart:style-name="ch11" chart:values-cell-range-address="'Modelle Übersicht'.B20:'Modelle Übersicht'.C20" chart:label-cell-address="'Modelle Übersicht'.A20:'Modelle Übersicht'.A20" chart:class="chart:bar">
            <chart:data-point chart:repeated="2"/>
          </chart:series>
          <chart:series chart:style-name="ch12" chart:values-cell-range-address="'Modelle Übersicht'.B21:'Modelle Übersicht'.C21" chart:label-cell-address="'Modelle Übersicht'.A21:'Modelle Übersicht'.A21" chart:class="chart:bar">
            <chart:data-point chart:repeated="2"/>
          </chart:series>
          <chart:series chart:style-name="ch13" chart:values-cell-range-address="'Modelle Übersicht'.B22:'Modelle Übersicht'.C22" chart:label-cell-address="'Modelle Übersicht'.A22:'Modelle Übersicht'.A22" chart:class="chart:bar">
            <chart:data-point chart:repeated="2"/>
          </chart:series>
          <chart:series chart:style-name="ch14" chart:values-cell-range-address="'Modelle Übersicht'.B23:'Modelle Übersicht'.C23" chart:label-cell-address="'Modelle Übersicht'.A23:'Modelle Übersicht'.A23" chart:class="chart:bar">
            <chart:data-point chart:repeated="2"/>
          </chart:series>
          <chart:series chart:style-name="ch15" chart:values-cell-range-address="'Modelle Übersicht'.B24:'Modelle Übersicht'.C24" chart:label-cell-address="'Modelle Übersicht'.A24:'Modelle Übersicht'.A24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@1</text:p>
                <draw:g>
                  <svg:desc>'Modelle Übersicht'.B15:'Modelle Übersicht'.C15</svg:desc>
                </draw:g>
              </table:table-cell>
              <table:table-cell office:value-type="string">
                <text:p>precision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16:'Modelle Übersicht'.A16</svg:desc>
                </draw:g>
              </table:table-cell>
              <table:table-cell office:value-type="float" office:value="0.5375">
                <text:p>0.5375</text:p>
                <draw:g>
                  <svg:desc>'Modelle Übersicht'.B16:'Modelle Übersicht'.C16</svg:desc>
                </draw:g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17:'Modelle Übersicht'.A17</svg:desc>
                </draw:g>
              </table:table-cell>
              <table:table-cell office:value-type="float" office:value="0.5">
                <text:p>0.5</text:p>
                <draw:g>
                  <svg:desc>'Modelle Übersicht'.B17:'Modelle Übersicht'.C17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18:'Modelle Übersicht'.A18</svg:desc>
                </draw:g>
              </table:table-cell>
              <table:table-cell office:value-type="float" office:value="0.45">
                <text:p>0.45</text:p>
                <draw:g>
                  <svg:desc>'Modelle Übersicht'.B18:'Modelle Übersicht'.C18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19:'Modelle Übersicht'.A19</svg:desc>
                </draw:g>
              </table:table-cell>
              <table:table-cell office:value-type="float" office:value="0.45">
                <text:p>0.45</text:p>
                <draw:g>
                  <svg:desc>'Modelle Übersicht'.B19:'Modelle Übersicht'.C19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20:'Modelle Übersicht'.A20</svg:desc>
                </draw:g>
              </table:table-cell>
              <table:table-cell office:value-type="float" office:value="0.375">
                <text:p>0.375</text:p>
                <draw:g>
                  <svg:desc>'Modelle Übersicht'.B20:'Modelle Übersicht'.C20</svg:desc>
                </draw:g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21:'Modelle Übersicht'.A21</svg:desc>
                </draw:g>
              </table:table-cell>
              <table:table-cell office:value-type="float" office:value="0.275">
                <text:p>0.275</text:p>
                <draw:g>
                  <svg:desc>'Modelle Übersicht'.B21:'Modelle Übersicht'.C21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22:'Modelle Übersicht'.A22</svg:desc>
                </draw:g>
              </table:table-cell>
              <table:table-cell office:value-type="float" office:value="0.575">
                <text:p>0.575</text:p>
                <draw:g>
                  <svg:desc>'Modelle Übersicht'.B22:'Modelle Übersicht'.C22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23:'Modelle Übersicht'.A23</svg:desc>
                </draw:g>
              </table:table-cell>
              <table:table-cell office:value-type="float" office:value="0.2152">
                <text:p>0.2152</text:p>
                <draw:g>
                  <svg:desc>'Modelle Übersicht'.B23:'Modelle Übersicht'.C23</svg:desc>
                </draw:g>
              </table:table-cell>
              <table:table-cell office:value-type="float" office:value="0.3875">
                <text:p>0.3875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24:'Modelle Übersicht'.A24</svg:desc>
                </draw:g>
              </table:table-cell>
              <table:table-cell office:value-type="float" office:value="0.1875">
                <text:p>0.1875</text:p>
                <draw:g>
                  <svg:desc>'Modelle Übersicht'.B24:'Modelle Übersicht'.C24</svg:desc>
                </draw:g>
              </table:table-cell>
              <table:table-cell office:value-type="float" office:value="0.2875">
                <text:p>0.2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09">
                <text:p>0.09</text:p>
                <draw:g>
                  <svg:desc>'Sprachen Übersicht'.B2:'Sprachen Übersicht'.B6</svg:desc>
                </draw:g>
              </table:table-cell>
              <table:table-cell office:value-type="float" office:value="0.1">
                <text:p>0.1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">
                <text:p>0.3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0625">
                <text:p>0.5062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725">
                <text:p>0.572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125">
                <text:p>0.6125</text:p>
              </table:table-cell>
              <table:table-cell office:value-type="float" office:value="0.5875">
                <text:p>0.5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055">
                <text:p>0.055</text:p>
                <draw:g>
                  <svg:desc>'Sprachen Übersicht'.B11:'Sprachen Übersicht'.B15</svg:desc>
                </draw:g>
              </table:table-cell>
              <table:table-cell office:value-type="float" office:value="0.0425">
                <text:p>0.042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18625">
                <text:p>0.1862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36625">
                <text:p>0.36625</text:p>
              </table:table-cell>
              <table:table-cell office:value-type="float" office:value="0.28625">
                <text:p>0.286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4775">
                <text:p>0.4775</text:p>
              </table:table-cell>
              <table:table-cell office:value-type="float" office:value="0.3725">
                <text:p>0.37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375">
                <text:p>0.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497cm" svg:y="2.53cm" svg:width="9.712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115">
                <text:p>0.115</text:p>
                <draw:g>
                  <svg:desc>'Sprachen Übersicht'.B19:'Sprachen Übersicht'.B23</svg:desc>
                </draw:g>
              </table:table-cell>
              <table:table-cell office:value-type="float" office:value="0.125">
                <text:p>0.1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40375">
                <text:p>0.40375</text:p>
              </table:table-cell>
              <table:table-cell office:value-type="float" office:value="0.44125">
                <text:p>0.44125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605">
                <text:p>0.605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625">
                <text:p>0.66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